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P27" style:parent-style-name="TableContents" style:family="paragraph">
      <style:paragraph-properties fo:text-align="center"/>
    </style:style>
    <style:style style:name="T28" style:parent-style-name="Hyperlink" style:family="text">
      <style:text-properties style:font-name="Arial" style:font-name-complex="Arial" fo:language="en" fo:country="US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</style:style>
    <style:style style:name="T40" style:parent-style-name="Hyperlink" style:family="text">
      <style:text-properties style:font-name="Arial" style:font-name-complex="Arial" fo:language="en" fo:country="US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1" style:parent-style-name="TableContents" style:family="paragraph">
      <style:text-properties style:font-name="Arial" style:font-name-complex="Arial" fo:language="en" fo:country="US"/>
    </style:style>
    <style:style style:name="P52" style:parent-style-name="TableContents" style:list-style-name="LFO1" style:family="paragraph">
      <style:text-properties style:font-name="Arial" style:font-name-complex="Arial" fo:language="en" fo:country="US"/>
    </style:style>
    <style:style style:name="P53" style:parent-style-name="TableContents" style:list-style-name="LFO1" style:family="paragraph">
      <style:text-properties style:font-name="Arial" style:font-name-complex="Arial" fo:language="en" fo:country="US"/>
    </style:style>
    <style:style style:name="P54" style:parent-style-name="TableContents" style:list-style-name="LFO1" style:family="paragraph">
      <style:text-properties style:font-name="Arial" style:font-name-complex="Arial" fo:language="en" fo:country="U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0" style:parent-style-name="TableContents" style:list-style-name="LFO2" style:family="paragraph"/>
    <style:style style:name="T61" style:parent-style-name="DefaultParagraphFont" style:family="text">
      <style:text-properties style:font-name="Arial" style:font-name-complex="Arial" fo:language="en" fo:country="US"/>
    </style:style>
    <style:style style:name="P62" style:parent-style-name="TableContents" style:list-style-name="LFO2" style:family="paragraph">
      <style:text-properties style:font-name="Arial" style:font-name-complex="Arial" fo:language="en" fo:country="US"/>
    </style:style>
    <style:style style:name="P63" style:parent-style-name="TableContents" style:list-style-name="LFO2" style:family="paragraph">
      <style:text-properties style:font-name="Arial" style:font-name-complex="Arial"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9" style:parent-style-name="TableContents" style:list-style-name="LFO3" style:family="paragraph">
      <style:text-properties style:font-name="Arial" style:font-name-complex="Arial" fo:language="en" fo:country="US"/>
    </style:style>
    <style:style style:name="P70" style:parent-style-name="TableContents" style:list-style-name="LFO3" style:family="paragraph">
      <style:text-properties style:font-name="Arial" style:font-name-complex="Arial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5" style:parent-style-name="TableContents" style:family="paragraph">
      <style:paragraph-properties fo:text-align="center"/>
    </style:style>
    <style:style style:name="T76" style:parent-style-name="Hyperlink" style:family="text">
      <style:text-properties style:font-name="Arial" style:font-name-complex="Arial" fo:language="en" fo:country="US"/>
    </style:style>
    <style:style style:name="T77" style:parent-style-name="Hyperlink" style:family="text">
      <style:text-properties style:font-name="Arial" style:font-name-complex="Arial" fo:language="en" fo:country="US"/>
    </style:style>
    <style:style style:name="T78" style:parent-style-name="Hyperlink" style:family="text">
      <style:text-properties style:font-name="Arial" style:font-name-complex="Arial" fo:language="en" fo:country="US"/>
    </style:style>
    <style:style style:name="T79" style:parent-style-name="Hyperlink" style:family="text">
      <style:text-properties style:font-name="Arial" style:font-name-complex="Arial" fo:language="en" fo:country="US"/>
    </style:style>
    <style:style style:name="T80" style:parent-style-name="Hyperlink" style:family="text">
      <style:text-properties style:font-name="Arial" style:font-name-complex="Arial" fo:language="en" fo:country="US"/>
    </style:style>
    <style:style style:name="T81" style:parent-style-name="DefaultParagraphFont" style:family="text">
      <style:text-properties style:font-name="Arial" style:font-name-complex="Arial" fo:language="en" fo:country="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87" style:parent-style-name="TableContents" style:list-style-name="LFO4" style:family="paragraph">
      <style:text-properties style:font-name="Arial" style:font-name-complex="Arial" fo:language="en" fo:country="US"/>
    </style:style>
    <style:style style:name="P88" style:parent-style-name="TableContents" style:list-style-name="LFO4" style:family="paragraph"/>
    <style:style style:name="T89" style:parent-style-name="DefaultParagraphFont" style:family="text">
      <style:text-properties style:font-name="Arial" style:font-name-complex="Arial" fo:language="en" fo:country="US"/>
    </style:style>
    <style:style style:name="P90" style:parent-style-name="TableContents" style:list-style-name="LFO4" style:family="paragraph"/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93" style:parent-style-name="DefaultParagraphFont" style:family="text">
      <style:text-properties style:font-name="Arial" style:font-name-complex="Arial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99" style:parent-style-name="TableContents" style:list-style-name="LFO5" style:family="paragraph"/>
    <style:style style:name="T100" style:parent-style-name="DefaultParagraphFont" style:family="text">
      <style:text-properties style:font-name="Arial" style:font-name-complex="Arial" fo:language="en" fo:country="US"/>
    </style:style>
    <style:style style:name="P101" style:parent-style-name="TableContents" style:list-style-name="LFO5" style:family="paragraph"/>
    <style:style style:name="T102" style:parent-style-name="DefaultParagraphFont" style:family="text">
      <style:text-properties style:font-name="Arial" style:font-name-complex="Arial" fo:language="en" fo:country="US"/>
    </style:style>
    <style:style style:name="T103" style:parent-style-name="DefaultParagraphFont" style:family="text">
      <style:text-properties style:font-name="Arial" style:font-name-complex="Arial" fo:language="en" fo:country="US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9" style:parent-style-name="TableContents" style:list-style-name="LFO6" style:family="paragraph">
      <style:text-properties style:font-name="Arial" style:font-name-complex="Arial" fo:language="en" fo:country="US"/>
    </style:style>
    <style:style style:name="P110" style:parent-style-name="TableContents" style:list-style-name="LFO6" style:family="paragraph">
      <style:text-properties style:font-name="Arial" style:font-name-complex="Arial"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1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20" style:parent-style-name="TableContents" style:list-style-name="LFO7" style:family="paragraph"/>
    <style:style style:name="T121" style:parent-style-name="DefaultParagraphFont" style:family="text">
      <style:text-properties style:font-name="Arial" style:font-name-complex="Arial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2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31" style:parent-style-name="TableContents" style:list-style-name="LFO7" style:family="paragraph">
      <style:text-properties style:font-name="Arial" style:font-name-complex="Arial" fo:language="en" fo:country="US"/>
    </style:style>
    <style:style style:name="P132" style:parent-style-name="TableContents" style:list-style-name="LFO7" style:family="paragraph">
      <style:text-properties style:font-name="Arial" style:font-name-complex="Arial" fo:language="en" fo:country="US"/>
    </style:style>
    <style:style style:name="P133" style:parent-style-name="TableContents" style:list-style-name="LFO7" style:family="paragraph">
      <style:text-properties style:font-name="Arial" style:font-name-complex="Arial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3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1" style:family="table-cell">
      <style:table-cell-properties fo:border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43" style:parent-style-name="TableContents" style:family="paragraph">
      <style:text-properties style:font-name="Arial" style:font-name-complex="Arial" fo:language="en" fo:country="U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T148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4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P156" style:parent-style-name="TableContents" style:list-style-name="LFO8" style:family="paragraph">
      <style:text-properties style:font-name="Arial" style:font-name-complex="Arial" fo:language="en" fo:country="US"/>
    </style:style>
    <style:style style:name="P157" style:parent-style-name="TableContents" style:list-style-name="LFO8" style:family="paragraph">
      <style:text-properties style:font-name="Arial" style:font-name-complex="Arial" fo:language="en" fo:country="US"/>
    </style:style>
    <style:style style:name="P158" style:parent-style-name="TableContents" style:list-style-name="LFO8" style:family="paragraph">
      <style:text-properties style:font-name="Arial" style:font-name-complex="Arial" fo:language="en" fo:country="US"/>
    </style:style>
    <style:style style:name="P159" style:parent-style-name="TableContents" style:list-style-name="LFO8" style:family="paragraph">
      <style:text-properties style:font-name="Arial" style:font-name-complex="Arial" fo:language="en" fo:country="US"/>
    </style:style>
    <style:style style:name="P160" style:parent-style-name="TableContents" style:list-style-name="LFO8" style:family="paragraph">
      <style:text-properties style:font-name="Arial" style:font-name-complex="Arial" fo:language="en" fo:country="US"/>
    </style:style>
    <style:style style:name="P161" style:parent-style-name="TableContents" style:list-style-name="LFO8" style:family="paragraph">
      <style:text-properties style:font-name="Arial" style:font-name-complex="Arial" fo:language="en" fo:country="US"/>
    </style:style>
    <style:style style:name="P162" style:parent-style-name="TableContents" style:list-style-name="LFO8" style:family="paragraph">
      <style:text-properties style:font-name="Arial" style:font-name-complex="Arial" fo:language="en" fo:country="US"/>
    </style:style>
    <style:style style:name="P163" style:parent-style-name="TableContents" style:list-style-name="LFO8" style:family="paragraph">
      <style:text-properties style:font-name="Arial" style:font-name-complex="Arial" fo:language="en" fo:country="U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6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8" style:family="table-row">
      <style:table-row-properties style:min-row-height="0.309in"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Arial" style:font-name-complex="Arial" fo:language="en" fo:country="US"/>
    </style:style>
    <style:style style:name="TableRow173" style:family="table-row">
      <style:table-row-properties style:min-row-height="0.3923in"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Arial" style:font-name-complex="Arial" fo:language="en" fo:country="US"/>
    </style:style>
    <style:style style:name="T178" style:parent-style-name="DefaultParagraphFont" style:family="text">
      <style:text-properties style:font-name="Arial" style:font-name-complex="Arial" fo:language="en" fo:country="US"/>
    </style:style>
    <style:style style:name="T179" style:parent-style-name="DefaultParagraphFont" style:family="text">
      <style:text-properties style:font-name="Arial" style:font-name-complex="Arial" fo:language="en" fo:country="US"/>
    </style:style>
    <style:style style:name="P180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cientist with focus on Experimentation and Product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ng-spindeler</text:span></text:a></text:p>
            <text:p text:style-name="P27"><text:a xlink:href="https://github.com/wol-e" office:target-frame-name="_top" xlink:show="replace"><text:span text:style-name="T28">https://github.co</text:span><text:bookmark-start text:name="_Hlt150861189"/><text:span text:style-name="T29">m</text:span><text:bookmark-end text:name="_Hlt150861189"/><text:span text:style-name="T30">/wol-e</text:span></text:a></text:p>
          </table:table-cell>
        </table:table-row>
        <table:table-row table:style-name="TableRow31">
          <table:table-cell table:style-name="TableCell32" table:number-columns-spanned="3">
            <text:p text:style-name="P33"/>
            <text:p text:style-name="P34"><text:span text:style-name="T35">Professional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DeepL (Germany, Remote Position)</text:p>
            <text:p text:style-name="P39"><text:a xlink:href="https://deepl.com/" office:target-frame-name="_top" xlink:show="replace"><text:span text:style-name="T40">de</text:span><text:bookmark-start text:name="_Hlt150862341"/><text:span text:style-name="T41">e</text:span><text:bookmark-end text:name="_Hlt150862341"/><text:span text:style-name="T42">pl.</text:span></text:a><text:bookmark-start text:name="_Hlt111018652"/><text:bookmark-start text:name="_Hlt111018653"/><text:a xlink:href="https://deepl.com/" office:target-frame-name="_top" xlink:show="replace"><text:span text:style-name="T43">c</text:span></text:a><text:bookmark-end text:name="_Hlt111018652"/><text:bookmark-end text:name="_Hlt111018653"/><text:a xlink:href="https://deepl.com/" office:target-frame-name="_top" xlink:show="replace"><text:span text:style-name="T44">om</text:span></text:a><text:span text:style-name="T45"><text:s/>is a freemium machine translation service with millions of unique daily users</text:span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05/2023 - now</text:p>
          </table:table-cell>
          <table:table-cell table:style-name="TableCell49" table:number-columns-spanned="2">
            <text:p text:style-name="P50">Principal Data Scientist - Experimentation</text:p>
            <text:p text:style-name="P51">Maintaining and developing our inhouse Experimentation Platform for running UX and technical experiments (mainly AB tests) on our users</text:p>
            <text:list text:style-name="LFO1" text:continue-numbering="true">
              <text:list-item>
                <text:p text:style-name="P52">Research and implementation of advanced statistical methods for AB testing (e.g. variance reduction and sequential testing methods)</text:p>
              </text:list-item>
              <text:list-item>
                <text:p text:style-name="P53">Data aggregation pipelines processing multiple million user records per day (python, SQL)</text:p>
              </text:list-item>
              <text:list-item>
                <text:p text:style-name="P54">Supporting teams (mainly product and engineering) with best practices in experimentation and AB testing</text:p>
              </text:list-item>
            </text:list>
          </table:table-cell>
          <table:covered-table-cell/>
        </table:table-row>
        <table:table-row table:style-name="TableRow55">
          <table:table-cell table:style-name="TableCell56">
            <text:p text:style-name="P57">04/2021 – 04/2023</text:p>
          </table:table-cell>
          <table:table-cell table:style-name="TableCell58" table:number-columns-spanned="2">
            <text:p text:style-name="P59">Data Science Lead - Data<text:s/>Analytics Platform</text:p>
            <text:list text:style-name="LFO2" text:continue-numbering="true">
              <text:list-item>
                <text:p text:style-name="P60"><text:span text:style-name="T61">Scaling the Product Data Science Team from 3 to 10 people and leading 5 Data Scientists across two teams</text:span></text:p>
              </text:list-item>
              <text:list-item>
                <text:p text:style-name="P62">Leading the development of our Experimentation Platform - Focus on code scalability (python, SQL) and validity of statistical models<text:s/>and metrics</text:p>
              </text:list-item>
              <text:list-item>
                <text:p text:style-name="P63">Machine learning projects for churn and subscription prediction (python, XGBoost)</text:p>
              </text:list-item>
            </text:list>
          </table:table-cell>
          <table:covered-table-cell/>
        </table:table-row>
        <table:table-row table:style-name="TableRow64">
          <table:table-cell table:style-name="TableCell65">
            <text:p text:style-name="P66">10/2020 - 03/2021</text:p>
          </table:table-cell>
          <table:table-cell table:style-name="TableCell67" table:number-columns-spanned="2">
            <text:p text:style-name="P68">Senior Data Scientist - Data Analytics Platform</text:p>
            <text:list text:style-name="LFO3" text:continue-numbering="true">
              <text:list-item>
                <text:p text:style-name="P69">Designing and implementing data pipelines and statistical models for our Experimentation platform (Python, SQL)</text:p>
              </text:list-item>
              <text:list-item>
                <text:p text:style-name="P70">Definition and implementation of business- and product-metrics (e.g. revenue, traffic growth, retention, user interaction metrics)</text:p>
              </text:list-item>
            </text:list>
          </table:table-cell>
          <table:covered-table-cell/>
        </table:table-row>
        <table:table-row table:style-name="TableRow71">
          <table:table-cell table:style-name="TableCell72" table:number-columns-spanned="3">
            <text:p text:style-name="P73"/>
            <text:p text:style-name="P74">trivago (Düsseldorf, Germany)</text:p>
            <text:p text:style-name="P75"><text:a xlink:href="https://trivago.com/" office:target-frame-name="_top" xlink:show="replace"><text:span text:style-name="T76">triva</text:span></text:a><text:bookmark-start text:name="_Hlt111018659"/><text:a xlink:href="https://trivago.com/" office:target-frame-name="_top" xlink:show="replace"><text:span text:style-name="T77">g</text:span></text:a><text:bookmark-end text:name="_Hlt111018659"/><text:a xlink:href="https://trivago.com/" office:target-frame-name="_top" xlink:show="replace"><text:span text:style-name="T78">o.</text:span><text:bookmark-start text:name="_Hlt150862986"/><text:span text:style-name="T79">c</text:span><text:bookmark-end text:name="_Hlt150862986"/><text:span text:style-name="T80">om</text:span></text:a><text:span text:style-name="T81"><text:s/>is a global hotel search platform. My different roles focused on AB testing, anomaly detection, reporting metrics, data infrastructure and being a team lead</text:span></text:p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02/2020 - 09/2020</text:p>
          </table:table-cell>
          <table:table-cell table:style-name="TableCell85" table:number-columns-spanned="2">
            <text:p text:style-name="P86">Data Science Team Lead – Marketplace</text:p>
            <text:list text:style-name="LFO4" text:continue-numbering="true">
              <text:list-item>
                <text:p text:style-name="P87">Team lead of a small team leading a data scientist and a data engineer</text:p>
              </text:list-item>
              <text:list-item>
                <text:p text:style-name="P88"><text:span text:style-name="T89">Development of anomaly detection algorithms based on time-series forecasting (PySpark, Pandas, Tensorflow, fbprophet, , MLFlow)</text:span></text:p>
              </text:list-item>
              <text:list-item>
                <text:p text:style-name="P90"><text:span text:style-name="T91">Processing and<text:s/></text:span><text:span text:style-name="T92">clea</text:span><text:span text:style-name="T93">ning external booking data<text:s/></text:span></text:p>
              </text:list-item>
            </text:list>
          </table:table-cell>
          <table:covered-table-cell/>
        </table:table-row>
        <table:table-row table:style-name="TableRow94">
          <table:table-cell table:style-name="TableCell95">
            <text:p text:style-name="P96">01/2017 - 01/2020</text:p>
          </table:table-cell>
          <table:table-cell table:style-name="TableCell97" table:number-columns-spanned="2">
            <text:p text:style-name="P98">Data Scientist - Marketplace</text:p>
            <text:list text:style-name="LFO5" text:continue-numbering="true">
              <text:list-item>
                <text:p text:style-name="P99"><text:span text:style-name="T100">Development of a Bayesian statistics library for AB testing in Python</text:span></text:p>
              </text:list-item>
              <text:list-item>
                <text:p text:style-name="P101"><text:span text:style-name="T102">Data Science expert for the customer facing tool `trivago Intelligence`: design and aggregation of<text:s/></text:span><text:span text:style-name="T103">reporting metrics (Hive, PySpark)</text:span></text:p>
              </text:list-item>
            </text:list>
          </table:table-cell>
          <table:covered-table-cell/>
        </table:table-row>
        <table:table-row table:style-name="TableRow104">
          <table:table-cell table:style-name="TableCell105">
            <text:p text:style-name="P106">08/2016 - 12/2016</text:p>
          </table:table-cell>
          <table:table-cell table:style-name="TableCell107" table:number-columns-spanned="2">
            <text:p text:style-name="P108">Junior Data Analyst - Sales</text:p>
            <text:list text:style-name="LFO6" text:continue-numbering="true">
              <text:list-item>
                <text:p text:style-name="P109">Automated reporting and data exports (Hive, R Shiny)</text:p>
              </text:list-item>
              <text:list-item>
                <text:p text:style-name="P110">Ad Hoc and in-depth analyses around the sales domain</text:p>
              </text:list-item>
            </text:list>
          </table:table-cell>
          <table:covered-table-cell/>
        </table:table-row>
        <table:table-row table:style-name="TableRow111">
          <table:table-cell table:style-name="TableCell112" table:number-columns-spanned="3">
            <text:p text:style-name="P113"/>
            <text:p text:style-name="P114">Intense AG (Cologne, Germany)</text:p>
          </table:table-cell>
          <table:covered-table-cell/>
          <table:covered-table-cell/>
        </table:table-row>
        <table:table-row table:style-name="TableRow115">
          <table:table-cell table:style-name="TableCell116">
            <text:p text:style-name="P117">02/2016 - 07/2016</text:p>
          </table:table-cell>
          <table:table-cell table:style-name="TableCell118" table:number-columns-spanned="2">
            <text:p text:style-name="P119">Junior<text:s/>Technical Consultant</text:p>
            <text:list text:style-name="LFO7" text:continue-numbering="true">
              <text:list-item>
                <text:p text:style-name="P120"><text:span text:style-name="T121">Technical consulting and project management around SAP</text:span></text:p>
              </text:list-item>
            </text:list>
          </table:table-cell>
          <table:covered-table-cell/>
        </table:table-row>
        <table:table-row table:style-name="TableRow122">
          <table:table-cell table:style-name="TableCell123" table:number-columns-spanned="3">
            <text:p text:style-name="P124"/>
            <text:p text:style-name="P125">University of Münster, Mathematical Institute (Münster, Germany)</text:p>
          </table:table-cell>
          <table:covered-table-cell/>
          <table:covered-table-cell/>
        </table:table-row>
        <table:table-row table:style-name="TableRow126">
          <table:table-cell table:style-name="TableCell127">
            <text:p text:style-name="P128">08/2010 - 06/2015</text:p>
          </table:table-cell>
          <table:table-cell table:style-name="TableCell129" table:number-columns-spanned="2">
            <text:p text:style-name="TableContents"><text:span text:style-name="T130">Research Assistant / Postdoctoral Researcher</text:span></text:p>
            <text:list text:style-name="LFO7" text:continue-numbering="true">
              <text:list-item>
                <text:p text:style-name="P131">Research in pure mathematics with focus on Differential Geometry</text:p>
              </text:list-item>
              <text:list-item>
                <text:p text:style-name="P132">Tutorial classes and supporting students on their thesis papers</text:p>
              </text:list-item>
              <text:list-item>
                <text:p text:style-name="P133">Talks at mathematics conferences and workshops</text:p>
              </text:list-item>
            </text:list>
          </table:table-cell>
          <table:covered-table-cell/>
        </table:table-row>
        <table:table-row table:style-name="TableRow134">
          <table:table-cell table:style-name="TableCell135" table:number-columns-spanned="3">
            <text:p text:style-name="P136"/>
            <text:p text:style-name="P137">Education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07/2014</text:p>
          </table:table-cell>
          <table:table-cell table:style-name="TableCell141" table:number-columns-spanned="2">
            <text:p text:style-name="P142">PhD in Mathematics at University of Münster</text:p>
            <text:p text:style-name="P143">Research in Differential Geometry</text:p>
          </table:table-cell>
          <table:covered-table-cell/>
        </table:table-row>
        <table:table-row table:style-name="TableRow144">
          <table:table-cell table:style-name="TableCell145">
            <text:p text:style-name="P146">07/2010</text:p>
          </table:table-cell>
          <table:table-cell table:style-name="TableCell147" table:number-columns-spanned="2">
            <text:p text:style-name="TableContents"><text:span text:style-name="T148">Diploma in<text:s/></text:span><text:span text:style-name="T149">Mathematics at University of Münster</text:span></text:p>
          </table:table-cell>
          <table:covered-table-cell/>
        </table:table-row>
        <table:table-row table:style-name="TableRow150">
          <table:table-cell table:style-name="TableCell151" table:number-columns-spanned="3">
            <text:p text:style-name="P152"/>
            <text:p text:style-name="P153">Data Science Skills</text:p>
          </table:table-cell>
          <table:covered-table-cell/>
          <table:covered-table-cell/>
        </table:table-row>
        <table:table-row table:style-name="TableRow154">
          <table:table-cell table:style-name="TableCell155" table:number-columns-spanned="3">
            <text:list text:style-name="LFO8" text:continue-numbering="true">
              <text:list-item>
                <text:p text:style-name="P156">Data<text:s/>exploration and<text:s/>data analysis (expert)</text:p>
              </text:list-item>
              <text:list-item>
                <text:p text:style-name="P157">Statistical modeling<text:s/>(expert)</text:p>
              </text:list-item>
              <text:list-item>
                <text:p text:style-name="P158">SQL (expert)</text:p>
              </text:list-item>
              <text:list-item>
                <text:p text:style-name="P159">Python<text:s/>(expert)</text:p>
              </text:list-item>
              <text:list-item>
                <text:p text:style-name="P160">Classical Machine Learning like linear or logistic regression and tree-based methods (expert)</text:p>
              </text:list-item>
              <text:list-item>
                <text:p text:style-name="P161">Design and development of ETL Jobs (expert)</text:p>
              </text:list-item>
              <text:list-item>
                <text:p text:style-name="P162">Deep Learning (basics)</text:p>
              </text:list-item>
              <text:list-item>
                <text:p text:style-name="P163">Software Engineering (basics)</text:p>
              </text:list-item>
            </text:list>
          </table:table-cell>
          <table:covered-table-cell/>
          <table:covered-table-cell/>
        </table:table-row>
        <table:table-row table:style-name="TableRow164">
          <table:table-cell table:style-name="TableCell165" table:number-columns-spanned="3">
            <text:p text:style-name="P166"/>
            <text:p text:style-name="P167">Others</text:p>
          </table:table-cell>
          <table:covered-table-cell/>
          <table:covered-table-cell/>
        </table:table-row>
        <table:table-row table:style-name="TableRow168">
          <table:table-cell table:style-name="TableCell169">
            <text:p text:style-name="P170">Languages:</text:p>
          </table:table-cell>
          <table:table-cell table:style-name="TableCell171" table:number-columns-spanned="2">
            <text:p text:style-name="TableContents"><text:span text:style-name="T172">German (native), English (fluent)</text:span></text:p>
          </table:table-cell>
          <table:covered-table-cell/>
        </table:table-row>
        <table:table-row table:style-name="TableRow173">
          <table:table-cell table:style-name="TableCell174">
            <text:p text:style-name="P175">Hobbies:</text:p>
          </table:table-cell>
          <table:table-cell table:style-name="TableCell176" table:number-columns-spanned="2">
            <text:p text:style-name="TableContents"><text:span text:style-name="T177">Chess</text:span><text:span text:style-name="T178">, Piano, Running</text:span>,<text:s/><text:span text:style-name="T179">kaggle</text:span></text:p>
          </table:table-cell>
          <table:covered-table-cell/>
        </table:table-row>
      </table:table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4-02-02T10:09:00Z</meta:creation-date>
    <dc:date>2024-02-02T10:09:00Z</dc:date>
    <meta:print-date>2024-02-02T10:06:00Z</meta:print-date>
    <meta:template xlink:href="Normal.dotm" xlink:type="simple"/>
    <meta:editing-cycles>2</meta:editing-cycles>
    <meta:editing-duration>PT60S</meta:editing-duration>
    <meta:document-statistic meta:page-count="2" meta:paragraph-count="8" meta:word-count="608" meta:character-count="4068" meta:row-count="28" meta:non-whitespace-character-count="3468"/>
  </office:meta>
</office:document-meta>
</file>